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11" calcext:value-type="float">
            <text:p>611</text:p>
          </table:table-cell>
          <table:table-cell table:style-name="ce11" table:formula="of:=[.B2]" office:value-type="float" office:value="611" calcext:value-type="float">
            <text:p>611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84585.3125" calcext:value-type="float">
            <text:p>84585.312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110" calcext:value-type="float">
            <text:p>611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2.444" calcext:value-type="float">
            <text:p>2.444</text:p>
          </table:table-cell>
          <table:table-cell table:style-name="ce15" table:formula="of:=1%*(1+[.N15])/60" office:value-type="percentage" office:value="0.0004" calcext:value-type="percentage">
            <text:p>0.0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3]" office:value-type="float" office:value="400" calcext:value-type="float">
            <text:p>40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10.075" calcext:value-type="percentage">
            <text:p>100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6500" calcext:value-type="float">
            <text:p>650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9.20833333333333" calcext:value-type="float">
            <text:p>9.20833333333333</text:p>
          </table:table-cell>
          <table:table-cell table:style-name="ce15" table:formula="of:=2%/60+[.C7]/10000/60" office:value-type="percentage" office:value="0.00141666666666667" calcext:value-type="percentage">
            <text:p>0.1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4]*(1+[.T15])" office:value-type="float" office:value="3425" calcext:value-type="float">
            <text:p>342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8.35" calcext:value-type="percentage">
            <text:p>83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43.3333333333333" calcext:value-type="float">
            <text:p>43.3333333333333</text:p>
          </table:table-cell>
          <table:table-cell table:style-name="ce15" table:formula="of:=([.R3]-1%/60)*(4+[.B28]*3%)+(1%/60)" office:value-type="percentage" office:value="0.00666666666666667" calcext:value-type="percentage">
            <text:p>0.67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5]*(1+[.W15])" office:value-type="float" office:value="1540" calcext:value-type="float">
            <text:p>1540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5" calcext:value-type="percentage">
            <text:p>25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6]" office:value-type="float" office:value="600" calcext:value-type="float">
            <text:p>600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8.35" calcext:value-type="percentage">
            <text:p>83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650" calcext:value-type="float">
            <text:p>650</text:p>
          </table:table-cell>
          <table:table-cell table:style-name="ce11" table:formula="of:=[.B7]" office:value-type="float" office:value="650" calcext:value-type="float">
            <text:p>650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67668.25" calcext:value-type="float">
            <text:p>67668.25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84585.3125" calcext:value-type="float">
            <text:p>84585.31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7"/>
          <table:table-cell table:formula="of:=[.K22]/5" office:value-type="float" office:value="0.57" calcext:value-type="float">
            <text:p>0.57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101502.375" calcext:value-type="float">
            <text:p>101502.37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10.075" calcext:value-type="percentage">
            <text:p>1007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8.35" calcext:value-type="percentage">
            <text:p>835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5" calcext:value-type="percentage">
            <text:p>25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10.075" calcext:value-type="percentage">
            <text:p>100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.4" calcext:value-type="percentage">
            <text:p>14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8.35" calcext:value-type="percentage">
            <text:p>83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5.85" calcext:value-type="percentage">
            <text:p>585.0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2.85" calcext:value-type="percentage">
            <text:p>28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7])" office:value-type="percentage" office:value="8.35" calcext:value-type="percentage">
            <text:p>83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5" calcext:value-type="percentage">
            <text:p>250.0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991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6" calcext:value-type="percentage">
            <text:p>60.00%</text:p>
          </table:table-cell>
          <table:table-cell table:style-name="ce14" table:formula="of:=[.K18]" office:value-type="percentage" office:value="3" calcext:value-type="percentage">
            <text:p>3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3" calcext:value-type="percentage">
            <text:p>30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3" calcext:value-type="percentage">
            <text:p>300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3" calcext:value-type="percentage">
            <text:p>300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7" calcext:value-type="percentage">
            <text:p>70.00%</text:p>
          </table:table-cell>
          <table:table-cell table:style-name="ce14" table:formula="of:=[.N19]" office:value-type="percentage" office:value="1.4" calcext:value-type="percentage">
            <text:p>14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4" calcext:value-type="percentage">
            <text:p>140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65" calcext:value-type="percentage">
            <text:p>96.50%</text:p>
          </table:table-cell>
          <table:table-cell table:style-name="ce14" table:formula="of:=[.Q20]" office:value-type="percentage" office:value="4.825" calcext:value-type="percentage">
            <text:p>482.5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825" calcext:value-type="percentage">
            <text:p>482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7" calcext:value-type="percentage">
            <text:p>57.00%</text:p>
          </table:table-cell>
          <table:table-cell table:style-name="ce14" table:formula="of:=[.K22]" office:value-type="percentage" office:value="2.85" calcext:value-type="percentage">
            <text:p>28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85" calcext:value-type="percentage">
            <text:p>28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85" calcext:value-type="percentage">
            <text:p>28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85" calcext:value-type="percentage">
            <text:p>28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85" calcext:value-type="percentage">
            <text:p>285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845" calcext:value-type="percentage">
            <text:p>84.50%</text:p>
          </table:table-cell>
          <table:table-cell table:style-name="ce14" table:formula="of:=[.K23]" office:value-type="percentage" office:value="4.225" calcext:value-type="percentage">
            <text:p>422.5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4.225" calcext:value-type="percentage">
            <text:p>422.5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5" calcext:value-type="percentage">
            <text:p>50.00%</text:p>
          </table:table-cell>
          <table:table-cell table:style-name="ce14" table:formula="of:=[.Z24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5" calcext:value-type="percentage">
            <text:p>25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5" calcext:value-type="percentage">
            <text:p>25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AG25]+[.AH25]*[.$B25])" office:value-type="percentage" office:value="0.5" calcext:value-type="percentage">
            <text:p>50.00%</text:p>
          </table:table-cell>
          <table:table-cell table:style-name="ce14" table:formula="of:=[.AI25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5]+[.AH25]*[.$B25])*[.$F25]" office:value-type="percentage" office:value="2.5" calcext:value-type="percentage">
            <text:p>25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5" calcext:value-type="percentage">
            <text:p>500.00%</text:p>
          </table:table-cell>
          <table:table-cell table:style-name="ce14" table:formula="of:=([.O26]+[.P26]*[.$B26])" office:value-type="percentage" office:value="0.705" calcext:value-type="percentage">
            <text:p>70.50%</text:p>
          </table:table-cell>
          <table:table-cell table:style-name="ce14" table:formula="of:=[.Q26]" office:value-type="percentage" office:value="3.525" calcext:value-type="percentage">
            <text:p>352.5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3.525" calcext:value-type="percentage">
            <text:p>352.5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4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0:23:11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00:26:22.932000000</dc:date>
    <meta:generator>LibreOffice/7.0.5.2$Windows_X86_64 LibreOffice_project/64390860c6cd0aca4beafafcfd84613dd9dfb63a</meta:generator>
    <meta:editing-duration>PT2H39M37S</meta:editing-duration>
    <meta:editing-cycles>27</meta:editing-cycles>
    <meta:document-statistic meta:table-count="1" meta:cell-count="222" meta:object-count="0"/>
    <meta:user-defined meta:name="AppVersion">16.0300</meta:user-defined>
  </office:meta>
</office:document-meta>
</file>